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TDGrammar.getNextElementDeclIndex( int elementDeclInd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TDGrammar.getEntityDeclIndex( String entityDecl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TDGrammar.addUniqueLeafNode( String elemen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TDGrammar.createContentSpe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TDGrammar.textDecl( String version , String encoding , Augmentations au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TDGrammar.resize( String array [ ] [ ] [ ] , int new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TDGrammar.resize( int array [ ] [ ] , int new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TDGrammar.externalEntityDecl( String name , XMLResourceIdentifier identifier , Augmentations aug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DTDGrammar.pcdata( Augmentations au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TDGrammar.setDTDContentModelSource( XMLDTDContentModelSource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TDGrammar.any( Augmentations au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TDGrammar.getFirstAttributeDeclIndex( int elementDecl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TDGrammar.endConditional( Augmentations au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TDGrammar.getGrammarDescri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TDGrammar.printAttributes( int elementDeclInde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DTDGrammar.getContentSpec( int contentSpecIndex , XMLContentSpec contentSpec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hildrenList.Children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TDGrammar.putElementNameMapping( QName name , int scope , int elementDecl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TDGrammar.setFirstAttributeDeclIndex( int elementDeclIndex , int newFirstAttrInde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TDGrammar.getDTD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TDGrammar.getElementDeclIsExternal( int elementDeclInd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TDGrammar.startGroup( Augmentations au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TDGrammar.endParameterEntity( String name , Augmentations au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TDGrammar.endAttlist( Augmentations au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TDGrammar.getDTDContentModel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TDGrammar.endGroup( Augmentations aug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TDGrammar.setElementDecl( int elementDeclIndex , XMLElementDecl elementDecl )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DTDGrammar.createAttributeDec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DTDGrammar.appendContentSpec( XMLContentSpec contentSpec , StringBuffer str , boolean parens , int parentContentSpecType )</text:p>
          </table:table-cell>
          <table:table-cell office:value-type="float" office:value="28">
            <text:p text:style-name="Table_20_Contents">28</text:p>
          </table:table-cell>
          <table:table-cell office:value-type="float" office:value="26">
            <text:p text:style-name="Table_20_Contents">26</text:p>
          </table:table-cell>
          <table:table-cell office:value-type="float" office:value="111">
            <text:p text:style-name="Table_20_Contents">111</text:p>
          </table:table-cell>
        </table:table-row>
        <table:table-row>
          <table:table-cell office:value-type="string">
            <text:p text:style-name="Table_20_Contents">DTDGrammar.setEntityDecl( int entityDeclIndex , XMLEntityDecl entityDec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DTDGrammar.startDTD( XMLLocator locator , Augmentations au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TDGrammar.setContentSpec( int contentSpecIndex , XMLContentSpec contentSpe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TDGrammar.getContentSpecIndex( int elementDeclInde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TDGrammar.setAttributeDecl( int elementDeclIndex , int attributeDeclIndex , XMLAttributeDecl attributeDecl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6">
            <text:p text:style-name="Table_20_Contents">16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DTDGrammar.ensureElementDeclCapacity( int chunk )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DTDGrammar.startExternalSubset( XMLResourceIdentifier identifier , Augmentations au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TDGrammar.resize( short array [ ] [ ] , int new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QNameHashtable.put( String key , int valu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9">
            <text:p text:style-name="Table_20_Contents">19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DTDGrammar.isImmut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TDGrammar.printAttribute( int attributeDeclInd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TDGrammar.resize( DatatypeValidator array [ ] [ ] , int new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TDGrammar.addContentSpecNode( short nodeType , int leftNodeIndex , int rightNode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TDGrammar.processingInstruction( String target , XMLString data , Augmentations au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TDGrammar.getAttributeDeclIndex( int elementDeclIndex , String attributeDecl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DTDGrammar.getNotationDecl( int notationDeclIndex , XMLNotationDecl notationDec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TDGrammar.endDTD( Augmentations aug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DTDGrammar.setContentSpecIndex( int elementDeclIndex , int contentSpecInde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TDGrammar.contentSpecTree( int contentSpecIndex , XMLContentSpec contentSpec , ChildrenList children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26">
            <text:p text:style-name="Table_20_Contents">26</text:p>
          </table:table-cell>
          <table:table-cell office:value-type="float" office:value="42">
            <text:p text:style-name="Table_20_Contents">42</text:p>
          </table:table-cell>
        </table:table-row>
        <table:table-row>
          <table:table-cell office:value-type="string">
            <text:p text:style-name="Table_20_Contents">DTDGrammar.resize( byte array [ ] [ ] , int new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TDGrammar.startParameterEntity( String name , XMLResourceIdentifier identifier , String encoding , Augmentations au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TDGrammar.setNotationDecl( int notationDeclIndex , XMLNotationDecl notationDec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TDGrammar.isNamespaceAwa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TDGrammar.element( String elementName , Augmentations aug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QNameHashtable.get( String key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DTDGrammar.ignoredCharacters( XMLString text , Augmentations au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TDGrammar.getContentSpecType( int elementIndex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DTDGrammar.attributeDecl( String elementName , String attributeName , String type , String [ ] enumeration , String defaultType , XMLString defaultValue , XMLString nonNormalizedDefaultValue , Augmentations augs )</text:p>
          </table:table-cell>
          <table:table-cell office:value-type="float" office:value="22">
            <text:p text:style-name="Table_20_Contents">22</text:p>
          </table:table-cell>
          <table:table-cell office:value-type="float" office:value="11">
            <text:p text:style-name="Table_20_Contents">11</text:p>
          </table:table-cell>
          <table:table-cell office:value-type="float" office:value="75">
            <text:p text:style-name="Table_20_Contents">75</text:p>
          </table:table-cell>
        </table:table-row>
        <table:table-row>
          <table:table-cell office:value-type="string">
            <text:p text:style-name="Table_20_Contents">DTDGrammar.internalEntityDecl( String name , XMLString text , XMLString nonNormalizedText , Augmentations aug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TDGrammar.notationDecl( String name , XMLResourceIdentifier identifier , Augmentations au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TDGrammar.getNotationDeclIndex( String notationDecl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TDGrammar.resize( ContentModelValidator array [ ] [ ] , int new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TDGrammar.addContentSpecToElement( XMLElementDecl elementDecl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DTDGrammar.isEntityUnparsed(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TDGrammar.startAttlist( String elementName , Augmentations au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TDGrammar.occurrence( short occurrence , Augmentations aug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TDGrammar.resize( Object array [ ] [ ] , int new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TDGrammar.resize( String array [ ] [ ] , int new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TDGrammar.isCDATAAttribute( QName elName , QName at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TDGrammar.createElementDec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TDGrammar.elementDecl( String name , String contentModel , Augmentations augs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9">
            <text:p text:style-name="Table_20_Contents">9</text:p>
          </table:table-cell>
          <table:table-cell office:value-type="float" office:value="45">
            <text:p text:style-name="Table_20_Contents">45</text:p>
          </table:table-cell>
        </table:table-row>
        <table:table-row>
          <table:table-cell office:value-type="string">
            <text:p text:style-name="Table_20_Contents">DTDGrammar.ensureEntityDeclCapacity( int chunk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DTDGrammar.getNextAttributeDeclIndex( int attributeDecl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TDGrammar.createChildModel( int contentSpecIndex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24">
            <text:p text:style-name="Table_20_Contents">24</text:p>
          </table:table-cell>
          <table:table-cell office:value-type="float" office:value="45">
            <text:p text:style-name="Table_20_Contents">45</text:p>
          </table:table-cell>
        </table:table-row>
        <table:table-row>
          <table:table-cell office:value-type="string">
            <text:p text:style-name="Table_20_Contents">DTDGrammar.initializeContentModelStack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DTDGrammar.comment( XMLString text , Augmentations au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TDGrammar.getElementDeclName( int elementDeclInde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TDGrammar.isEntityDeclared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TDGrammar.createEntityDec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TDGrammar.addContentSpecNode( short nodeType , String node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TDGrammar.getContentSpecAsString( int elementDeclIndex )</text:p>
          </table:table-cell>
          <table:table-cell office:value-type="float" office:value="36">
            <text:p text:style-name="Table_20_Contents">36</text:p>
          </table:table-cell>
          <table:table-cell office:value-type="float" office:value="38">
            <text:p text:style-name="Table_20_Contents">38</text:p>
          </table:table-cell>
          <table:table-cell office:value-type="float" office:value="141">
            <text:p text:style-name="Table_20_Contents">141</text:p>
          </table:table-cell>
        </table:table-row>
        <table:table-row>
          <table:table-cell office:value-type="string">
            <text:p text:style-name="Table_20_Contents">DTDGrammar.ensureContentSpecCapacity( int chunk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DTDGrammar.startConditional( short type , Augmentations au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TDGrammar.getAttributeDecl( int attributeDeclIndex , XMLAttributeDecl attributeDecl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DTDGrammar.ensureAttributeDeclCapacity( int chunk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DTDGrammar.getEntityDecl( int entityDeclIndex , XMLEntityDecl entityDecl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DTDGrammar.startContentModel( String elementName , Augmentations au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TDGrammar.printElement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TDGrammar.ensureNotationDeclCapacity( int chunk )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DTDGrammar.getElementDeclIndex( String elementDecl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TDGrammar.unparsedEntityDecl( String name , XMLResourceIdentifier identifier , String notation , Augmentations aug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DTDGrammar.separator( short separator , Augmentations augs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DTDGrammar.endExternalSubset( Augmentations au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TDGrammar.getElementContentModelValidator( int elementDeclIndex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DTDGrammar.getElementDeclIndex( QName elementDeclQ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TDGrammar.getElementDecl( int elementDeclIndex , XMLElementDecl elementDecl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5">
            <text:p text:style-name="Table_20_Contents">15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DTDGrammar.setDTDSource( XMLDTDSource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TDGrammar.createNotationDec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TDGrammar.getSymbolT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TDGrammar.DTDGrammar( SymbolTable symbolTable , XMLDTDDescription des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TDGrammar.getAttributeDeclIsExternal( int attributeDeclInd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TDGrammar.buildSyntaxTree( int startNode , XMLContentSpec contentSpec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20">
            <text:p text:style-name="Table_20_Contents">20</text:p>
          </table:table-cell>
          <table:table-cell office:value-type="float" office:value="39">
            <text:p text:style-name="Table_20_Contents">39</text:p>
          </table:table-cell>
        </table:table-row>
        <table:table-row>
          <table:table-cell office:value-type="string">
            <text:p text:style-name="Table_20_Contents">DTDGrammar.endContentModel( Augmentations au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TDGrammar.empty( Augmentations au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TDGrammar.getFirstElementDeclIndex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TDGrammar.resize( QName array [ ] [ ] , int new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